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93b19" style:font-size-asian="10pt" style:font-size-complex="10pt"/>
    </style:style>
    <style:style style:name="P37" style:family="paragraph" style:parent-style-name="Standard">
      <style:text-properties style:font-name="DejaVu Sans Mono" fo:font-size="10pt" officeooo:rsid="00185366" officeooo:paragraph-rsid="004f1e4f"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4f1e4f" officeooo:paragraph-rsid="004f1e4f" style:font-size-asian="10pt" style:font-size-complex="10pt"/>
    </style:style>
    <style:style style:name="P43" style:family="paragraph" style:parent-style-name="Standard">
      <style:text-properties officeooo:rsid="00247111" officeooo:paragraph-rsid="00247111"/>
    </style:style>
    <style:style style:name="P44" style:family="paragraph" style:parent-style-name="Standard">
      <style:text-properties officeooo:rsid="00279c21" officeooo:paragraph-rsid="00279c21"/>
    </style:style>
    <style:style style:name="P45" style:family="paragraph" style:parent-style-name="Standard">
      <style:text-properties style:font-name="DejaVu Sans"/>
    </style:style>
    <style:style style:name="P46" style:family="paragraph" style:parent-style-name="Standard">
      <style:text-properties style:font-name="DejaVu Sans" fo:font-size="10pt" style:font-size-asian="10pt" style:font-size-complex="10pt"/>
    </style:style>
    <style:style style:name="P47" style:family="paragraph" style:parent-style-name="Standard">
      <style:text-properties style:font-name="DejaVu Sans" fo:font-size="10pt" officeooo:rsid="00293b19" officeooo:paragraph-rsid="00293b19" style:font-size-asian="10pt" style:font-size-complex="10pt"/>
    </style:style>
    <style:style style:name="P48" style:family="paragraph" style:parent-style-name="Standard">
      <style:text-properties style:font-name="DejaVu Sans" fo:font-size="10pt" officeooo:paragraph-rsid="00293b19" style:font-size-asian="10pt" style:font-size-complex="10pt"/>
    </style:style>
    <style:style style:name="P49" style:family="paragraph" style:parent-style-name="Standard">
      <style:text-properties style:font-name="DejaVu Sans" fo:font-size="10pt" officeooo:paragraph-rsid="002ab289" style:font-size-asian="10pt" style:font-size-complex="10pt"/>
    </style:style>
    <style:style style:name="P50" style:family="paragraph" style:parent-style-name="Standard">
      <style:text-properties style:font-name="DejaVu Sans" fo:font-size="10pt" officeooo:paragraph-rsid="004b0df1" style:font-size-asian="10pt" style:font-size-complex="10pt"/>
    </style:style>
    <style:style style:name="P51" style:family="paragraph" style:parent-style-name="Standard">
      <style:text-properties style:font-name="DejaVu Sans" officeooo:paragraph-rsid="002ab289"/>
    </style:style>
    <style:style style:name="P52" style:family="paragraph" style:parent-style-name="Standard">
      <style:text-properties officeooo:rsid="002f639d" officeooo:paragraph-rsid="002f639d"/>
    </style:style>
    <style:style style:name="P53" style:family="paragraph" style:parent-style-name="Standard">
      <style:text-properties officeooo:rsid="0030b6e4" officeooo:paragraph-rsid="0030b6e4"/>
    </style:style>
    <style:style style:name="P54" style:family="paragraph" style:parent-style-name="Standard">
      <style:text-properties officeooo:rsid="0033027b" officeooo:paragraph-rsid="0033027b"/>
    </style:style>
    <style:style style:name="P55" style:family="paragraph" style:parent-style-name="Standard">
      <style:text-properties officeooo:rsid="00346783" officeooo:paragraph-rsid="00346783"/>
    </style:style>
    <style:style style:name="P56" style:family="paragraph" style:parent-style-name="Standard">
      <style:text-properties officeooo:rsid="00364f07" officeooo:paragraph-rsid="00364f07"/>
    </style:style>
    <style:style style:name="P57" style:family="paragraph" style:parent-style-name="Standard">
      <style:text-properties officeooo:rsid="003d4054" officeooo:paragraph-rsid="003d4054"/>
    </style:style>
    <style:style style:name="P58" style:family="paragraph" style:parent-style-name="Standard">
      <style:text-properties officeooo:rsid="0046aeb0" officeooo:paragraph-rsid="0046aeb0"/>
    </style:style>
    <style:style style:name="P59" style:family="paragraph" style:parent-style-name="Standard">
      <style:text-properties officeooo:rsid="0051a76d" officeooo:paragraph-rsid="0051a76d"/>
    </style:style>
    <style:style style:name="P60" style:family="paragraph" style:parent-style-name="Standard">
      <style:text-properties officeooo:rsid="00247111" officeooo:paragraph-rsid="00410260"/>
    </style:style>
    <style:style style:name="P61" style:family="paragraph" style:parent-style-name="Standard">
      <style:text-properties officeooo:rsid="0053b88d" officeooo:paragraph-rsid="0053b88d"/>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d4054"/>
    </style:style>
    <style:style style:name="T28" style:family="text">
      <style:text-properties officeooo:rsid="003e5de3"/>
    </style:style>
    <style:style style:name="T29" style:family="text">
      <style:text-properties officeooo:rsid="00410260"/>
    </style:style>
    <style:style style:name="T30" style:family="text">
      <style:text-properties officeooo:rsid="0046aeb0"/>
    </style:style>
    <style:style style:name="T31" style:family="text">
      <style:text-properties officeooo:rsid="004878c8"/>
    </style:style>
    <style:style style:name="T32" style:family="text">
      <style:text-properties officeooo:rsid="004979f8"/>
    </style:style>
    <style:style style:name="T33" style:family="text">
      <style:text-properties officeooo:rsid="004b0df1"/>
    </style:style>
    <style:style style:name="T34" style:family="text">
      <style:text-properties officeooo:rsid="004b7d58"/>
    </style:style>
    <style:style style:name="T35" style:family="text">
      <style:text-properties officeooo:rsid="004f1e4f"/>
    </style:style>
    <style:style style:name="T36" style:family="text">
      <style:text-properties officeooo:rsid="0050c2d0"/>
    </style:style>
    <style:style style:name="T37" style:family="text">
      <style:text-properties officeooo:rsid="0051a7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36">Lem</text:span>onade</text:p>
      <text:p text:style-name="P1"/>
      <text:p text:style-name="P1"/>
      <text:p text:style-name="P1">Die Sprache <text:span text:style-name="T36">Lemonade</text:span>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2">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2">Aufgrund dieser Festlegung können Funktionen hier Module genannt genau einen Parameter besitzen. Deshalb wird die Sprache <text:span text:style-name="T36">Lemonade</text:span> genannt von ‚mono‘ gleich eins.</text:p>
      <text:p text:style-name="P52"/>
      <text:p text:style-name="P53">Es können dem Sprachkern beliebige Module hinzugefügt werden. Dies gilt auch für Parser zum Verarbeiten einer textuellen Datenstruktur. <text:span text:style-name="T21">Ist unter einem Namen ein Modul vorhanden, so geht dies der Zuweisung vor.</text:span></text:p>
      <text:p text:style-name="P52"/>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text:span text:style-name="T28">vorhanden</text:span>. Sowohl der Name als auch die Daten liegen <text:span text:style-name="T28">immer</text:span> als einfacher Text vor. <text:span text:style-name="T28">Dies gilt auch für Tensoren aller Art (Skalar, Vektor, etc.).</text:span></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text:span text:style-name="T30">und</text:span>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58">Eine einmal getroffene Zuweisung kann nicht mehr geändert werden, es sei denn der Name beginnt mit einer Tilde ‚~‘ als Akzent, dann handelt es sich um eine <text:span text:style-name="T34">v</text:span>ariable <text:span text:style-name="T34">Zuweisung</text:span>. <text:span text:style-name="T34">Die Daten selbst sind in jedem Fall immutable. Die Tilde ist Bestandteil des Namens und muss immer mit angegeben werden. Für alle anderen Akzente gilt dies nicht. (!)</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 <text:span text:style-name="T28">(Liste von Tuples)</text:span>.</text:p>
      <text:p text:style-name="P3"/>
      <text:p text:style-name="P2">..........................................................................................................................................................</text:p>
      <text:p text:style-name="P2"/>
      <text:p text:style-name="P58">[4] Akzent ::= ‚:‘ | ‚~‘ <text:span text:style-name="T32">| ‚^‘ | ‚&lt;‘</text:span></text:p>
      <text:p text:style-name="P58"/>
      <text:p text:style-name="P11"><text:span text:style-name="T1">[5] Name</text:span> ::= <text:span text:style-name="T30">(Akzent)? ( Letter | ‚-‘ | ‚_‘ | Digit ) (NameChar)*</text:span></text:p>
      <text:p text:style-name="P11"/>
      <text:p text:style-name="P11"><text:span text:style-name="T1">[6] </text:span>Value ::= <text:span text:style-name="T4">(Char)*</text:span></text:p>
      <text:p text:style-name="P12"/>
      <text:p text:style-name="P12"><text:span text:style-name="T4">[7] </text:span>Operator ::= <text:span text:style-name="T4">#x20</text:span></text:p>
      <text:p text:style-name="P12"/>
      <text:p text:style-name="P18">[<text:span text:style-name="T30">8</text:span>] Zeilenende ::= (#xD)? #xA</text:p>
      <text:p text:style-name="P12"/>
      <text:p text:style-name="P12"><text:span text:style-name="T4">[9] </text:span>Tuple <text:span text:style-name="T9">(einfach) </text:span>::= Name <text:span text:style-name="T4">Operator </text:span>Value <text:span text:style-name="T5">Zeilenende</text:span></text:p>
      <text:p text:style-name="P3"/>
      <text:p text:style-name="P18">[<text:span text:style-name="T30">10</text:span>]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 <text:span text:style-name="T29">Doppelpunkt</text:span> <text:span text:style-name="T27">als Akzent ‚:‘</text:span> vorangestellt werden.</text:p>
      <text:p text:style-name="P23"/>
      <text:p text:style-name="P43">Module lesen die übergebene Datenstruktur. Das kann ein Literal sein, dann wird das Ergebnis immer unter dem Namen des Moduls in die Variablentabelle (Map) gespeichert.</text:p>
      <text:p text:style-name="P43"/>
      <text:p text:style-name="P60">Ist die übergebene Datenstruktur eine Variable, wird sie mit dem Ergebnis überschrieben.</text:p>
      <text:p text:style-name="P60"/>
      <text:p text:style-name="P61"><text:soft-page-break/>Bei dem Akzent ‚&lt;‘ handelt es sich um syntaktischen Zucker, für das Modul ‚Unshift‘.</text:p>
      <text:p text:style-name="P23"/>
      <text:p text:style-name="P4">..........................................................................................................................................................</text:p>
      <text:p text:style-name="P4"/>
      <text:p text:style-name="P13"><text:span text:style-name="T6">[11] Modul</text:span> ::= <text:span text:style-name="T6">Name</text:span></text:p>
      <text:p text:style-name="P13"/>
      <text:p text:style-name="P19">[1<text:span text:style-name="T31">2</text:span>]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7">Durch den Akzent ‚^‘ vor dem Variablennamen wird resolve vor dem Verarbeiten der Variable aufgerufen.</text:p>
      <text:p text:style-name="P10"/>
      <text:p text:style-name="P4">..........................................................................................................................................................</text:p>
      <text:p text:style-name="P19"/>
      <text:p text:style-name="P19">[<text:span text:style-name="T8">13] Starttoken ::= ‚$‘</text:span></text:p>
      <text:p text:style-name="P19"/>
      <text:p text:style-name="P24">[14] Endtoken ::= ‚;‘</text:p>
      <text:p text:style-name="P24"/>
      <text:p text:style-name="P24">[15]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6] Startklammer ::= ‚(‚</text:p>
      <text:p text:style-name="P25"/>
      <text:p text:style-name="P25">[17] Endklammer ::= ‚)‘</text:p>
      <text:p text:style-name="P20"/>
      <text:p text:style-name="P25">[18] Tuple (rekursiv) ::= Name Operator Startklammer Tuple Endklammer Zeilenende</text:p>
      <text:p text:style-name="P7">..........................................................................................................................................................</text:p>
      <text:p text:style-name="P26"/>
      <text:h text:style-name="Heading_20_3" text:outline-level="3">6. Erweiterung</text:h>
      <text:p text:style-name="P22"/>
      <text:p text:style-name="P26"><text:soft-page-break/>Als Erweiterung kann eine Datenstruktur über eine Zeile hinausgehen. In diesem Fall besteht die Zuweisung aus einem speziellen Tuple, dessen Datenstruktur aus Zuweisungsdaten besteht. 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9</text:span>] Zuweisungsdaten ::= (NameChar)*</text:p>
      <text:p text:style-name="P26"/>
      <text:p text:style-name="P26">[<text:span text:style-name="T16">20</text:span>] Zuweisungsdaten-Startmarke ::= ‚--‘ Zuweisungsdaten ‚::‘</text:p>
      <text:p text:style-name="P26"/>
      <text:p text:style-name="P26">[<text:span text:style-name="T16">21</text:span>] Zuweisungsdaten-Endemarke ::= ‚::‘ <text:s/>Zuweisungsdaten ‚--‘</text:p>
      <text:p text:style-name="P7">..........................................................................................................................................................</text:p>
      <text:p text:style-name="P7"/>
      <text:h text:style-name="Heading_20_3" text:outline-level="3">7. Kommentare</text:h>
      <text:p text:style-name="P44"/>
      <text:p text:style-name="P44">Zeilen die mit ‚#‘ beginnen, werden überlesen.</text:p>
      <text:p text:style-name="P9"/>
      <text:p text:style-name="P9">..........................................................................................................................................................</text:p>
      <text:p text:style-name="P9"/>
      <text:p text:style-name="P44">[22]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3</text:span>] Letter ::= BaseChar | Ideographic</text:p>
      <text:p text:style-name="P16">[<text:span text:style-name="T16">24</text:span>] BaseChar ::= Zeichenklasse</text:p>
      <text:p text:style-name="P16">[<text:span text:style-name="T16">25</text:span>] Ideographic ::= Zeichenklasse</text:p>
      <text:p text:style-name="P16">[<text:span text:style-name="T16">26</text:span>] CombiningChar ::= Zeichenklasse</text:p>
      <text:p text:style-name="P16">[<text:span text:style-name="T16">27</text:span>] Digit ::= Zeichenklasse</text:p>
      <text:p text:style-name="P16">[<text:span text:style-name="T16">28</text:span>] Extender ::= Zeichenklasse</text:p>
      <text:p text:style-name="P6">..........................................................................................................................................................</text:p>
      <text:p text:style-name="P6"/>
      <text:h text:style-name="Heading_20_3" text:outline-level="3"><text:span text:style-name="T26">9</text:span>. Interne Struktur</text:h>
      <text:p text:style-name="P54"/>
      <text:p text:style-name="P54">Intern werden die Daten in einer Tuples genannten Struktur gespeichert. Nur diese Struktur wird vom Programmkern verarbeitet, alle sonstigen Daten müssen an ein Modul übergeben werden.</text:p>
      <text:p text:style-name="P54"/>
      <text:p text:style-name="P54">Es gibt drei Arten von Tuples.</text:p>
      <text:p text:style-name="P54"/>
      <text:p text:style-name="P54">Literaltuple: dieses beinhaltet zwei Strings, den Namen und den Wert.</text:p>
      <text:p text:style-name="P54"/>
      <text:p text:style-name="P54"><text:soft-page-break/>Listentuple: Dieses beinhaltet einen String für den Namen sowie eine Liste für weitere Tuples.</text:p>
      <text:p text:style-name="P54"/>
      <text:p text:style-name="P54">Objekttuple: Dieses beinhaltet einen String für den Namen und einen allgemeinen Datentyp.</text:p>
      <text:p text:style-name="P54"/>
      <text:p text:style-name="P55">Die Verarbeitung beginnt auf der untersten Ebene immer mit einem Listentuple. Die Verarbeitung endet am Ende der Liste. Ein Sprung auf eine andere Ebene ist zulässig. Ein Rücksprung hinter den ‚<text:span text:style-name="T24">monades</text:span>‘ aufrufenden Listeneintrag ist zulässig. <text:span text:style-name="T37">Der zuletzt verarbeitete Tuple wird zurückgegeben.</text:span></text:p>
      <text:p text:style-name="P7"/>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6">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p text:style-name="P59">Die hinter der Sprache liegende Idee ist, dass verteilte Programme in der Entwicklung kompliziert sind und definierte Schnittstellen voraussetzen. Dies steht der agilen Entwickliung entgegen. Eine wesentliche Vereinfachung kann mit einer Zweiteilung erreicht werden. Der erste Teil sammelt aus den entfernten Services die erforderlichen Daten und übergibt diese an den zweiten Teil. Dieser beinhaltet die eigentliche Programmlogik. Somit kann der ausführende Teil separat entwickelt werden, ohne die Verteilung berücksichtigen zu müssen. Definiert wird in diesem Fall das zu übergebende Datenformat. Dieses stellt die Schnittstelle dar.</text:p>
      <text:p text:style-name="P59"/>
      <text:p text:style-name="P59">Änderungen an einem beteiligten Microservice führen zu Anpassungen an den sammelnden ersten Teil. Die eigentliche Programmlogik bleibt unberührt.</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text:span text:style-name="T33">~</text:span>addr $host;/if/get-latest-worknumber</text:p>
      <text:p text:style-name="P34"/>
      <text:p text:style-name="P35"># Vervollständige addr und löse $host; auf</text:p>
      <text:p text:style-name="P34">resolve <text:span text:style-name="T33">~</text:span>addr</text:p>
      <text:p text:style-name="P34"/>
      <text:p text:style-name="P42"># Zuweisung der Variable ~addr zu der unveränderlichen</text:p>
      <text:p text:style-name="P42"># Zuweisung addr</text:p>
      <text:p text:style-name="P42">addr ~addr</text:p>
      <text:p text:style-name="P34"/>
      <text:p text:style-name="P37"># Hole das Dokument ab<text:span text:style-name="T15">. Die Zuweisung addr wird nicht </text:span></text:p>
      <text:p text:style-name="P42"># überschreiben. Sie ist unveränderlich.</text:p>
      <text:p text:style-name="P34"><text:span text:style-name="T35">g</text:span>ethttp addr</text:p>
      <text:p text:style-name="P34"/>
      <text:p text:style-name="P35"><text:soft-page-break/># Einfache Zuweisung, das Modul jxpath ist nicht gemeint <text:span text:style-name="T15">(:).</text:span></text:p>
      <text:p text:style-name="P34">:jxpath <text:span text:style-name="T35">gethttp</text:span></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7">#Einfache Zuweisungen</text:p>
      <text:p text:style-name="P46">host http://192.168.214.146:8086</text:p>
      <text:p text:style-name="P46">addr $host;/if/get-latest-worknumber</text:p>
      <text:p text:style-name="P46"/>
      <text:p text:style-name="P36"># Hole das Dokument ab, <text:span text:style-name="T17">v</text:span>ervollständige addr und löse</text:p>
      <text:p text:style-name="P36"><text:span text:style-name="T17"># </text:span>$host; <text:span text:style-name="T17">vorher </text:span>auf. <text:span text:style-name="T17">Danach speichere das Ergebnis in</text:span></text:p>
      <text:p text:style-name="P41"># der Variable a.</text:p>
      <text:p text:style-name="P48">a ( gethttp ( resolve addr ) )</text:p>
      <text:p text:style-name="P46"/>
      <text:p text:style-name="P36"># Führe JXPath aus, das Ergebnis steht nun in ‘jxpath‘</text:p>
      <text:p text:style-name="P40"># (:) ist notwendig, da das Argument <text:span text:style-name="T17">kein </text:span>Literal ist.</text:p>
      <text:p text:style-name="P41"># Andernfalls stünde das Resultat in a.</text:p>
      <text:p text:style-name="P48"><text:span text:style-name="T33">j</text:span>xpath: ( a /result/content/@value )</text:p>
      <text:p text:style-name="P45"/>
      <text:p text:style-name="Standard"/>
      <text:p text:style-name="P31"><text:span text:style-name="T17">c. </text:span>Die selbe Funktionalität, <text:span text:style-name="T17">das Resultat steht in der Zuweisung b, der Statuscode in c</text:span>.</text:p>
      <text:p text:style-name="Standard"/>
      <text:p text:style-name="P48">host http://192.168.214.146:8086</text:p>
      <text:p text:style-name="P48">^addr $host;/if/get-latest-worknumber</text:p>
      <text:p text:style-name="P50">a ( gethttp addr <text:span text:style-name="T33">)</text:span></text:p>
      <text:p text:style-name="P50"><text:span text:style-name="T17">b ( </text:span>jxpath ( a /result/content/@value ) <text:span text:style-name="T17">)</text:span></text:p>
      <text:p text:style-name="P49"><text:span text:style-name="T18">c ( </text:span>jxpath ( a /result/<text:span text:style-name="T18">status-code</text:span>/@value ) <text:span text:style-name="T17">)</text:span></text:p>
      <text:p text:style-name="P5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9-04T12:27:59.574669516</dc:date>
    <meta:editing-duration>PT5H54M42S</meta:editing-duration>
    <meta:editing-cycles>55</meta:editing-cycles>
    <meta:document-statistic meta:table-count="0" meta:image-count="0" meta:object-count="0" meta:page-count="6" meta:paragraph-count="133" meta:word-count="1409" meta:character-count="12026" meta:non-whitespace-character-count="10748"/>
  </office:meta>
</office:document-meta>
</file>